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UID.getRaw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UUID.fromString( String uuid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.getMostSignificantB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.toStr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UI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.UUID( byte [ ]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5">
            <text:p text:style-name="Table_20_Contents">4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UID.UUID( String uuidStrin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UUID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UID.getLeastSignificantB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.UUID( long mostSignificant , long leastSignific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UID.UUID( DataInpu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UID.random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.compareTo( Object compareT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